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 style:master-page-name="Standard">
      <style:paragraph-properties fo:margin-top="0cm" fo:margin-bottom="0cm" loext:contextual-spacing="false" style:line-height-at-least="0.72cm" style:page-number="auto" style:vertical-align="baseline"/>
    </style:style>
    <style:style style:name="P2" style:family="paragraph" style:parent-style-name="Normal_20__28_Web_29_">
      <style:paragraph-properties fo:margin-top="0cm" fo:margin-bottom="0.677cm" loext:contextual-spacing="false" style:line-height-at-least="0.72cm" style:vertical-align="baseline"/>
    </style:style>
    <style:style style:name="T1" style:family="text">
      <style:text-properties fo:color="#000000" style:font-name="inherit" fo:font-size="10.5pt" style:font-size-asian="10.5pt" style:font-name-complex="Arial1" style:font-size-complex="10.5pt" loext:padding="0cm" loext:border="none"/>
    </style:style>
    <style:style style:name="T2" style:family="text">
      <style:text-properties fo:color="#000000" style:font-name="Arial" fo:font-size="10.5pt" style:font-size-asian="10.5pt" style:font-name-complex="Arial1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"><text:span text:style-name="T1">Nok et kvensk uår</text:span></text:span></text:p>
      <text:p text:style-name="P2"><text:span text:style-name="T2">Når kunne vi sist melde en virkelig god kvensk nyhet? Vi strever med å minnes. Det må i så tilfelle være Sannhetskommisjonens uttalte og vedvarende interesse også for den urett som ble begått mot kvenene. Men om erkjennelsen vil bli fulgt opp med politisk handling, gjenstår som kjent å se. Nå som før; kvenene virker å være tvunget til å leve på vent.</text:span></text:p>
      <text:p text:style-name="P2"><text:span text:style-name="T2">Også økonomisk på vent, etter at Høyres Jan Tore Sanner i høstens forslag til statsbudsjett for 2021 foreslo det som i praksis var en stagnasjon i revitaliseringen av kvenenes språk og kultur. Igjen skulle kvenfolkets hovedutfordrer – tiden – gis de beste vilkår.</text:span></text:p>
      <text:p text:style-name="P2"><text:span text:style-name="T2">«Mange trodde at 2020 var året da satsingen på det kvenske skulle ta av», skrev vi i fjor på denne tiden, i en avventende leder som dessverre måtte kjøres i reprise i år. Og trolig var det for optimistisk da vi omtalte myndighetenes manglende satsing slik:</text:span></text:p>
      <text:p text:style-name="P2"><text:span text:style-name="T2">«Vi velger å tro at det i «hvileskjær» ligger en forventning om at Sannhetskommisjonens konklusjoner vil bane vei for langt bedre økonomiske vilkår for kvenene som folk.»</text:span></text:p>
      <text:p text:style-name="P2"><text:span text:style-name="T2">I ettertid har vi dessverre innsett at kvenfolket kanskje ikke har råd til å vente til kommisjonen er ferdig. Språket er snart borte, kultursatsingen spinner i motbakke. Kun en haste-revitalisering for et par år siden kunne muligens reddet situasjonen, men staten sa – og sier – stadig nei.</text:span></text:p>
      <text:p text:style-name="P2"><text:span text:style-name="T2">Året 2020 og sannsynligvis også store deler av 2021 vil gå inn i historien som perioden da «alle» fikk statlig økonomisk omsorg – unntatt kvenene som eget folk betraktet. Derfor er våre forhåpninger for tiden borte. Beklager at vi et øyeblikk lar pessimismen ta overhånd, men den statlige seigpiningen begynner å ta på.</text:span></text:p>
      <text:p text:style-name="P2"><text:span text:style-name="T2">«Det virker som om Stortinget passivt aggressivt lar den kvenske/norskfinske kulturen gå til grunne,» siterte vi Kvenlandsforbundet på i fjor, da anledningen var eksakt den samme: Et statsbudsjett med vekslepenger til kvenfolket.</text:span></text:p>
      <text:p text:style-name="P2"><text:span text:style-name="T2">Vi var likevel betinget positive, på denne tiden i fjor. Vi skrev at det gjenstår å se, om glasset er halvtomt eller halvfullt. Vi drømte nemlig om en storsatsing i 2021.</text:span></text:p>
      <text:p text:style-name="P2"><text:span text:style-name="T2">Vel, nå har vi sett. Det ble ingen storsatsing i år heller. Igjen beklager, men glasset virker å være halvtomt.</text:span></text:p>
      <text:p text:style-name="P2"><text:span text:style-name="T2">Vi ønsker likevel våre lesere en god senhøst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b" fo:country="NO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omas Brevik Kjærstad</meta:initial-creator>
    <dc:creator>Thomas Brevik Kjærstad</dc:creator>
    <meta:editing-cycles>2</meta:editing-cycles>
    <meta:creation-date>2021-01-06T18:51:00</meta:creation-date>
    <dc:date>2021-01-06T18:52:00</dc:date>
    <meta:editing-duration>P0D</meta:editing-duration>
    <meta:generator>LibreOffice/6.4.6.2$Linux_X86_64 LibreOffice_project/40$Build-2</meta:generator>
    <meta:document-statistic meta:table-count="0" meta:image-count="0" meta:object-count="0" meta:page-count="1" meta:paragraph-count="11" meta:word-count="370" meta:character-count="2222" meta:non-whitespace-character-count="18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